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3.588cm" svg:x="2cm" svg:y="4.296cm" svg:viewBox="0 0 4791 3589" draw:points="0,3589 4791,3589 4791,0 0,0">
          <text:p/>
        </draw:polygon>
        <draw:polygon draw:style-name="gr1" draw:text-style-name="P1" draw:layer="layout" svg:width="5.225cm" svg:height="3.588cm" svg:x="6.79cm" svg:y="4.296cm" svg:viewBox="0 0 5226 3589" draw:points="0,3589 5226,3589 5226,0 0,0">
          <text:p/>
        </draw:polygon>
        <draw:polygon draw:style-name="gr1" draw:text-style-name="P1" draw:layer="layout" svg:width="4.001cm" svg:height="3.588cm" svg:x="12.015cm" svg:y="4.296cm" svg:viewBox="0 0 4002 3589" draw:points="0,3589 4002,3589 4002,0 0,0">
          <text:p/>
        </draw:polygon>
        <draw:polygon draw:style-name="gr1" draw:text-style-name="P1" draw:layer="layout" svg:width="2.984cm" svg:height="3.588cm" svg:x="16.016cm" svg:y="4.296cm" svg:viewBox="0 0 2985 3589" draw:points="0,3589 2985,3589 2985,0 0,0">
          <text:p/>
        </draw:polygon>
        <draw:polygon draw:style-name="gr1" draw:text-style-name="P1" draw:layer="layout" svg:width="4.79cm" svg:height="2.787cm" svg:x="2cm" svg:y="7.884cm" svg:viewBox="0 0 4791 2788" draw:points="0,2788 4791,2788 4791,0 0,0">
          <text:p/>
        </draw:polygon>
        <draw:polygon draw:style-name="gr1" draw:text-style-name="P1" draw:layer="layout" svg:width="5.225cm" svg:height="2.787cm" svg:x="6.79cm" svg:y="7.884cm" svg:viewBox="0 0 5226 2788" draw:points="0,2788 5226,2788 5226,0 0,0">
          <text:p/>
        </draw:polygon>
        <draw:polygon draw:style-name="gr1" draw:text-style-name="P1" draw:layer="layout" svg:width="4.001cm" svg:height="2.787cm" svg:x="12.015cm" svg:y="7.884cm" svg:viewBox="0 0 4002 2788" draw:points="0,2788 4002,2788 4002,0 0,0">
          <text:p/>
        </draw:polygon>
        <draw:polygon draw:style-name="gr1" draw:text-style-name="P1" draw:layer="layout" svg:width="2.984cm" svg:height="2.787cm" svg:x="16.016cm" svg:y="7.884cm" svg:viewBox="0 0 2985 2788" draw:points="0,2788 2985,2788 2985,0 0,0">
          <text:p/>
        </draw:polygon>
        <draw:polygon draw:style-name="gr1" draw:text-style-name="P1" draw:layer="layout" svg:width="4.79cm" svg:height="2.741cm" svg:x="2cm" svg:y="10.671cm" svg:viewBox="0 0 4791 2742" draw:points="0,2742 4791,2742 4791,0 0,0">
          <text:p/>
        </draw:polygon>
        <draw:polygon draw:style-name="gr1" draw:text-style-name="P1" draw:layer="layout" svg:width="5.225cm" svg:height="2.741cm" svg:x="6.79cm" svg:y="10.671cm" svg:viewBox="0 0 5226 2742" draw:points="0,2742 5226,2742 5226,0 0,0">
          <text:p/>
        </draw:polygon>
        <draw:polygon draw:style-name="gr1" draw:text-style-name="P1" draw:layer="layout" svg:width="4.001cm" svg:height="2.741cm" svg:x="12.015cm" svg:y="10.671cm" svg:viewBox="0 0 4002 2742" draw:points="0,2742 4002,2742 4002,0 0,0">
          <text:p/>
        </draw:polygon>
        <draw:polygon draw:style-name="gr1" draw:text-style-name="P1" draw:layer="layout" svg:width="2.984cm" svg:height="2.741cm" svg:x="16.016cm" svg:y="10.671cm" svg:viewBox="0 0 2985 2742" draw:points="0,2742 2985,2742 2985,0 0,0">
          <text:p/>
        </draw:polygon>
        <draw:polygon draw:style-name="gr1" draw:text-style-name="P1" draw:layer="layout" svg:width="4.79cm" svg:height="1.94cm" svg:x="2cm" svg:y="13.412cm" svg:viewBox="0 0 4791 1941" draw:points="0,1941 4791,1941 4791,0 0,0">
          <text:p/>
        </draw:polygon>
        <draw:polygon draw:style-name="gr1" draw:text-style-name="P1" draw:layer="layout" svg:width="5.225cm" svg:height="1.94cm" svg:x="6.79cm" svg:y="13.412cm" svg:viewBox="0 0 5226 1941" draw:points="0,1941 5226,1941 5226,0 0,0">
          <text:p/>
        </draw:polygon>
        <draw:polygon draw:style-name="gr1" draw:text-style-name="P1" draw:layer="layout" svg:width="4.001cm" svg:height="1.94cm" svg:x="12.015cm" svg:y="13.412cm" svg:viewBox="0 0 4002 1941" draw:points="0,1941 4002,1941 4002,0 0,0">
          <text:p/>
        </draw:polygon>
        <draw:polygon draw:style-name="gr1" draw:text-style-name="P1" draw:layer="layout" svg:width="2.984cm" svg:height="1.94cm" svg:x="16.016cm" svg:y="13.412cm" svg:viewBox="0 0 2985 1941" draw:points="0,1941 2985,1941 2985,0 0,0">
          <text:p/>
        </draw:polygon>
        <draw:polygon draw:style-name="gr1" draw:text-style-name="P1" draw:layer="layout" svg:width="4.79cm" svg:height="1.895cm" svg:x="2cm" svg:y="15.352cm" svg:viewBox="0 0 4791 1896" draw:points="0,1896 4791,1896 4791,0 0,0">
          <text:p/>
        </draw:polygon>
        <draw:polygon draw:style-name="gr1" draw:text-style-name="P1" draw:layer="layout" svg:width="5.225cm" svg:height="1.895cm" svg:x="6.79cm" svg:y="15.352cm" svg:viewBox="0 0 5226 1896" draw:points="0,1896 5226,1896 5226,0 0,0">
          <text:p/>
        </draw:polygon>
        <draw:polygon draw:style-name="gr1" draw:text-style-name="P1" draw:layer="layout" svg:width="4.001cm" svg:height="1.895cm" svg:x="12.015cm" svg:y="15.352cm" svg:viewBox="0 0 4002 1896" draw:points="0,1896 4002,1896 4002,0 0,0">
          <text:p/>
        </draw:polygon>
        <draw:polygon draw:style-name="gr1" draw:text-style-name="P1" draw:layer="layout" svg:width="2.984cm" svg:height="1.895cm" svg:x="16.016cm" svg:y="15.352cm" svg:viewBox="0 0 2985 1896" draw:points="0,1896 2985,1896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3.588cm" svg:x="2cm" svg:y="4.296cm" svg:viewBox="0 0 4791 3589" draw:points="0,3589 4791,3589 4791,0 0,0">
          <text:p/>
        </draw:polygon>
        <draw:polygon draw:style-name="gr1" draw:text-style-name="P1" draw:layer="layout" svg:width="5.225cm" svg:height="3.588cm" svg:x="6.79cm" svg:y="4.296cm" svg:viewBox="0 0 5226 3589" draw:points="0,3589 5226,3589 5226,0 0,0">
          <text:p/>
        </draw:polygon>
        <draw:polygon draw:style-name="gr1" draw:text-style-name="P1" draw:layer="layout" svg:width="4.001cm" svg:height="3.588cm" svg:x="12.015cm" svg:y="4.296cm" svg:viewBox="0 0 4002 3589" draw:points="0,3589 4002,3589 4002,0 0,0">
          <text:p/>
        </draw:polygon>
        <draw:polygon draw:style-name="gr1" draw:text-style-name="P1" draw:layer="layout" svg:width="2.984cm" svg:height="3.588cm" svg:x="16.016cm" svg:y="4.296cm" svg:viewBox="0 0 2985 3589" draw:points="0,3589 2985,3589 2985,0 0,0">
          <text:p/>
        </draw:polygon>
        <draw:polygon draw:style-name="gr1" draw:text-style-name="P1" draw:layer="layout" svg:width="4.79cm" svg:height="2.787cm" svg:x="2cm" svg:y="7.884cm" svg:viewBox="0 0 4791 2788" draw:points="0,2788 4791,2788 4791,0 0,0">
          <text:p/>
        </draw:polygon>
        <draw:polygon draw:style-name="gr1" draw:text-style-name="P1" draw:layer="layout" svg:width="5.225cm" svg:height="2.787cm" svg:x="6.79cm" svg:y="7.884cm" svg:viewBox="0 0 5226 2788" draw:points="0,2788 5226,2788 5226,0 0,0">
          <text:p/>
        </draw:polygon>
        <draw:polygon draw:style-name="gr1" draw:text-style-name="P1" draw:layer="layout" svg:width="4.001cm" svg:height="2.787cm" svg:x="12.015cm" svg:y="7.884cm" svg:viewBox="0 0 4002 2788" draw:points="0,2788 4002,2788 4002,0 0,0">
          <text:p/>
        </draw:polygon>
        <draw:polygon draw:style-name="gr1" draw:text-style-name="P1" draw:layer="layout" svg:width="2.984cm" svg:height="2.787cm" svg:x="16.016cm" svg:y="7.884cm" svg:viewBox="0 0 2985 2788" draw:points="0,2788 2985,2788 2985,0 0,0">
          <text:p/>
        </draw:polygon>
        <draw:polygon draw:style-name="gr1" draw:text-style-name="P1" draw:layer="layout" svg:width="4.79cm" svg:height="2.741cm" svg:x="2cm" svg:y="10.671cm" svg:viewBox="0 0 4791 2742" draw:points="0,2742 4791,2742 4791,0 0,0">
          <text:p/>
        </draw:polygon>
        <draw:polygon draw:style-name="gr1" draw:text-style-name="P1" draw:layer="layout" svg:width="5.225cm" svg:height="2.741cm" svg:x="6.79cm" svg:y="10.671cm" svg:viewBox="0 0 5226 2742" draw:points="0,2742 5226,2742 5226,0 0,0">
          <text:p/>
        </draw:polygon>
        <draw:polygon draw:style-name="gr1" draw:text-style-name="P1" draw:layer="layout" svg:width="4.001cm" svg:height="2.741cm" svg:x="12.015cm" svg:y="10.671cm" svg:viewBox="0 0 4002 2742" draw:points="0,2742 4002,2742 4002,0 0,0">
          <text:p/>
        </draw:polygon>
        <draw:polygon draw:style-name="gr1" draw:text-style-name="P1" draw:layer="layout" svg:width="2.984cm" svg:height="2.741cm" svg:x="16.016cm" svg:y="10.671cm" svg:viewBox="0 0 2985 2742" draw:points="0,2742 2985,2742 2985,0 0,0">
          <text:p/>
        </draw:polygon>
        <draw:polygon draw:style-name="gr1" draw:text-style-name="P1" draw:layer="layout" svg:width="4.79cm" svg:height="1.94cm" svg:x="2cm" svg:y="13.412cm" svg:viewBox="0 0 4791 1941" draw:points="0,1941 4791,1941 4791,0 0,0">
          <text:p/>
        </draw:polygon>
        <draw:polygon draw:style-name="gr1" draw:text-style-name="P1" draw:layer="layout" svg:width="5.225cm" svg:height="1.94cm" svg:x="6.79cm" svg:y="13.412cm" svg:viewBox="0 0 5226 1941" draw:points="0,1941 5226,1941 5226,0 0,0">
          <text:p/>
        </draw:polygon>
        <draw:polygon draw:style-name="gr1" draw:text-style-name="P1" draw:layer="layout" svg:width="4.001cm" svg:height="1.94cm" svg:x="12.015cm" svg:y="13.412cm" svg:viewBox="0 0 4002 1941" draw:points="0,1941 4002,1941 4002,0 0,0">
          <text:p/>
        </draw:polygon>
        <draw:polygon draw:style-name="gr1" draw:text-style-name="P1" draw:layer="layout" svg:width="2.984cm" svg:height="1.94cm" svg:x="16.016cm" svg:y="13.412cm" svg:viewBox="0 0 2985 1941" draw:points="0,1941 2985,1941 2985,0 0,0">
          <text:p/>
        </draw:polygon>
        <draw:polygon draw:style-name="gr1" draw:text-style-name="P1" draw:layer="layout" svg:width="4.79cm" svg:height="1.895cm" svg:x="2cm" svg:y="15.352cm" svg:viewBox="0 0 4791 1896" draw:points="0,1896 4791,1896 4791,0 0,0">
          <text:p/>
        </draw:polygon>
        <draw:polygon draw:style-name="gr1" draw:text-style-name="P1" draw:layer="layout" svg:width="5.225cm" svg:height="1.895cm" svg:x="6.79cm" svg:y="15.352cm" svg:viewBox="0 0 5226 1896" draw:points="0,1896 5226,1896 5226,0 0,0">
          <text:p/>
        </draw:polygon>
        <draw:polygon draw:style-name="gr1" draw:text-style-name="P1" draw:layer="layout" svg:width="4.001cm" svg:height="1.895cm" svg:x="12.015cm" svg:y="15.352cm" svg:viewBox="0 0 4002 1896" draw:points="0,1896 4002,1896 4002,0 0,0">
          <text:p/>
        </draw:polygon>
        <draw:polygon draw:style-name="gr1" draw:text-style-name="P1" draw:layer="layout" svg:width="2.984cm" svg:height="1.895cm" svg:x="16.016cm" svg:y="15.352cm" svg:viewBox="0 0 2985 1896" draw:points="0,1896 2985,1896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3.973cm" svg:height="0.424cm" svg:x="2.074cm" svg:y="1.734cm">
          <draw:text-box>
            <text:p text:style-name="P5"><text:span text:style-name="T1">2016/05/23 – 2016/05/27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2cm" svg:x="2cm" svg:y="7.884cm" svg:viewBox="0 0 4791 13" draw:points="7,0 0,8 7,13 4788,13 4791,8 4788,0">
          <text:p/>
        </draw:polygon>
        <draw:polygon draw:style-name="gr4" draw:text-style-name="P4" draw:layer="layout" svg:width="5.225cm" svg:height="0.012cm" svg:x="6.79cm" svg:y="7.884cm" svg:viewBox="0 0 5226 13" draw:points="8,0 0,8 8,13 5223,13 5226,8 5223,0">
          <text:p/>
        </draw:polygon>
        <draw:polygon draw:style-name="gr4" draw:text-style-name="P4" draw:layer="layout" svg:width="4.001cm" svg:height="0.012cm" svg:x="12.015cm" svg:y="7.884cm" svg:viewBox="0 0 4002 13" draw:points="7,0 0,8 7,13 3998,13 4002,8 3998,0">
          <text:p/>
        </draw:polygon>
        <draw:polygon draw:style-name="gr4" draw:text-style-name="P4" draw:layer="layout" svg:width="2.984cm" svg:height="0.012cm" svg:x="16.016cm" svg:y="7.884cm" svg:viewBox="0 0 2985 13" draw:points="7,0 0,8 7,13 2982,13 2985,8 2982,0">
          <text:p/>
        </draw:polygon>
        <draw:polygon draw:style-name="gr4" draw:text-style-name="P4" draw:layer="layout" svg:width="4.79cm" svg:height="0.011cm" svg:x="2cm" svg:y="10.671cm" svg:viewBox="0 0 4791 12" draw:points="7,0 0,8 7,12 4788,12 4791,8 4788,0">
          <text:p/>
        </draw:polygon>
        <draw:polygon draw:style-name="gr4" draw:text-style-name="P4" draw:layer="layout" svg:width="5.225cm" svg:height="0.011cm" svg:x="6.79cm" svg:y="10.671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0.671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0.671cm" svg:viewBox="0 0 2985 12" draw:points="7,0 0,8 7,12 2982,12 2985,8 2982,0">
          <text:p/>
        </draw:polygon>
        <draw:polygon draw:style-name="gr4" draw:text-style-name="P4" draw:layer="layout" svg:width="4.79cm" svg:height="0.011cm" svg:x="2cm" svg:y="13.412cm" svg:viewBox="0 0 4791 12" draw:points="7,0 0,8 7,12 4788,12 4791,8 4788,0">
          <text:p/>
        </draw:polygon>
        <draw:polygon draw:style-name="gr4" draw:text-style-name="P4" draw:layer="layout" svg:width="5.225cm" svg:height="0.011cm" svg:x="6.79cm" svg:y="13.412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3.412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3.412cm" svg:viewBox="0 0 2985 12" draw:points="7,0 0,8 7,12 2982,12 2985,8 2982,0">
          <text:p/>
        </draw:polygon>
        <draw:polygon draw:style-name="gr4" draw:text-style-name="P4" draw:layer="layout" svg:width="4.79cm" svg:height="0.011cm" svg:x="2cm" svg:y="15.352cm" svg:viewBox="0 0 4791 12" draw:points="7,0 0,8 7,12 4788,12 4791,8 4788,0">
          <text:p/>
        </draw:polygon>
        <draw:polygon draw:style-name="gr4" draw:text-style-name="P4" draw:layer="layout" svg:width="5.225cm" svg:height="0.011cm" svg:x="6.79cm" svg:y="15.352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5.352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5.352cm" svg:viewBox="0 0 2985 12" draw:points="7,0 0,8 7,12 2982,12 2985,8 2982,0">
          <text:p/>
        </draw:polygon>
        <draw:polygon draw:style-name="gr4" draw:text-style-name="P4" draw:layer="layout" svg:width="4.802cm" svg:height="0.01cm" svg:x="1.996cm" svg:y="17.247cm" svg:viewBox="0 0 4803 11" draw:points="11,0 4,7 0,11 4803,11 4795,7 4792,0">
          <text:p/>
        </draw:polygon>
        <draw:polygon draw:style-name="gr4" draw:text-style-name="P4" draw:layer="layout" svg:width="5.235cm" svg:height="0.01cm" svg:x="6.787cm" svg:y="17.247cm" svg:viewBox="0 0 5236 11" draw:points="11,0 3,7 0,11 5236,11 5229,7 5226,0">
          <text:p/>
        </draw:polygon>
        <draw:polygon draw:style-name="gr4" draw:text-style-name="P4" draw:layer="layout" svg:width="4.011cm" svg:height="0.01cm" svg:x="12.012cm" svg:y="17.247cm" svg:viewBox="0 0 4012 11" draw:points="10,0 3,7 0,11 4012,11 4005,7 4001,0">
          <text:p/>
        </draw:polygon>
        <draw:polygon draw:style-name="gr4" draw:text-style-name="P4" draw:layer="layout" svg:width="2.995cm" svg:height="0.01cm" svg:x="16.012cm" svg:y="17.247cm" svg:viewBox="0 0 2996 11" draw:points="11,0 4,7 0,11 2996,11 2989,7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3.599cm" svg:x="1.996cm" svg:y="4.296cm" svg:viewBox="0 0 12 3600" draw:points="0,3600 4,3596 12,3589 12,11 4,7 0,0">
          <text:p/>
        </draw:polygon>
        <draw:polygon draw:style-name="gr4" draw:text-style-name="P4" draw:layer="layout" svg:width="0.011cm" svg:height="2.798cm" svg:x="1.996cm" svg:y="7.884cm" svg:viewBox="0 0 12 2799" draw:points="0,2799 4,2795 12,2788 12,11 4,7 0,0">
          <text:p/>
        </draw:polygon>
        <draw:polygon draw:style-name="gr4" draw:text-style-name="P4" draw:layer="layout" svg:width="0.011cm" svg:height="2.752cm" svg:x="1.996cm" svg:y="10.671cm" svg:viewBox="0 0 12 2753" draw:points="0,2753 4,2749 12,2742 12,11 4,7 0,0">
          <text:p/>
        </draw:polygon>
        <draw:polygon draw:style-name="gr4" draw:text-style-name="P4" draw:layer="layout" svg:width="0.011cm" svg:height="1.951cm" svg:x="1.996cm" svg:y="13.412cm" svg:viewBox="0 0 12 1952" draw:points="0,1952 4,1948 12,1941 12,11 4,7 0,0">
          <text:p/>
        </draw:polygon>
        <draw:polygon draw:style-name="gr4" draw:text-style-name="P4" draw:layer="layout" svg:width="0.011cm" svg:height="1.905cm" svg:x="1.996cm" svg:y="15.352cm" svg:viewBox="0 0 12 1906" draw:points="0,1906 4,1903 12,1896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3.588cm" svg:x="6.787cm" svg:y="4.303cm" svg:viewBox="0 0 12 3589" draw:points="0,3582 3,3589 12,3582 12,4 3,0 0,4">
          <text:p/>
        </draw:polygon>
        <draw:polygon draw:style-name="gr4" draw:text-style-name="P4" draw:layer="layout" svg:width="0.011cm" svg:height="2.787cm" svg:x="6.787cm" svg:y="7.891cm" svg:viewBox="0 0 12 2788" draw:points="0,2781 3,2788 12,2781 12,4 3,0 0,4">
          <text:p/>
        </draw:polygon>
        <draw:polygon draw:style-name="gr4" draw:text-style-name="P4" draw:layer="layout" svg:width="0.011cm" svg:height="2.741cm" svg:x="6.787cm" svg:y="10.678cm" svg:viewBox="0 0 12 2742" draw:points="0,2735 3,2742 12,2735 12,4 3,0 0,4">
          <text:p/>
        </draw:polygon>
        <draw:polygon draw:style-name="gr4" draw:text-style-name="P4" draw:layer="layout" svg:width="0.011cm" svg:height="1.94cm" svg:x="6.787cm" svg:y="13.419cm" svg:viewBox="0 0 12 1941" draw:points="0,1934 3,1941 12,1934 12,4 3,0 0,4">
          <text:p/>
        </draw:polygon>
        <draw:polygon draw:style-name="gr4" draw:text-style-name="P4" draw:layer="layout" svg:width="0.011cm" svg:height="1.895cm" svg:x="6.787cm" svg:y="15.359cm" svg:viewBox="0 0 12 1896" draw:points="0,1889 3,1896 12,1889 12,4 3,0 0,4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3.588cm" svg:x="12.012cm" svg:y="4.303cm" svg:viewBox="0 0 11 3589" draw:points="0,3582 4,3589 11,3582 11,4 4,0 0,4">
          <text:p/>
        </draw:polygon>
        <draw:polygon draw:style-name="gr4" draw:text-style-name="P4" draw:layer="layout" svg:width="0.01cm" svg:height="2.787cm" svg:x="12.012cm" svg:y="7.891cm" svg:viewBox="0 0 11 2788" draw:points="0,2781 4,2788 11,2781 11,4 4,0 0,4">
          <text:p/>
        </draw:polygon>
        <draw:polygon draw:style-name="gr4" draw:text-style-name="P4" draw:layer="layout" svg:width="0.01cm" svg:height="2.741cm" svg:x="12.012cm" svg:y="10.678cm" svg:viewBox="0 0 11 2742" draw:points="0,2735 4,2742 11,2735 11,4 4,0 0,4">
          <text:p/>
        </draw:polygon>
        <draw:polygon draw:style-name="gr4" draw:text-style-name="P4" draw:layer="layout" svg:width="0.01cm" svg:height="1.94cm" svg:x="12.012cm" svg:y="13.419cm" svg:viewBox="0 0 11 1941" draw:points="0,1934 4,1941 11,1934 11,4 4,0 0,4">
          <text:p/>
        </draw:polygon>
        <draw:polygon draw:style-name="gr4" draw:text-style-name="P4" draw:layer="layout" svg:width="0.01cm" svg:height="1.895cm" svg:x="12.012cm" svg:y="15.359cm" svg:viewBox="0 0 11 1896" draw:points="0,1889 4,1896 11,1889 11,4 4,0 0,4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3.588cm" svg:x="16.012cm" svg:y="4.303cm" svg:viewBox="0 0 12 3589" draw:points="0,3582 5,3589 12,3582 12,4 5,0 0,4">
          <text:p/>
        </draw:polygon>
        <draw:polygon draw:style-name="gr4" draw:text-style-name="P4" draw:layer="layout" svg:width="0.011cm" svg:height="2.787cm" svg:x="16.012cm" svg:y="7.891cm" svg:viewBox="0 0 12 2788" draw:points="0,2781 5,2788 12,2781 12,4 5,0 0,4">
          <text:p/>
        </draw:polygon>
        <draw:polygon draw:style-name="gr4" draw:text-style-name="P4" draw:layer="layout" svg:width="0.011cm" svg:height="2.741cm" svg:x="16.012cm" svg:y="10.678cm" svg:viewBox="0 0 12 2742" draw:points="0,2735 5,2742 12,2735 12,4 5,0 0,4">
          <text:p/>
        </draw:polygon>
        <draw:polygon draw:style-name="gr4" draw:text-style-name="P4" draw:layer="layout" svg:width="0.011cm" svg:height="1.94cm" svg:x="16.012cm" svg:y="13.419cm" svg:viewBox="0 0 12 1941" draw:points="0,1934 5,1941 12,1934 12,4 5,0 0,4">
          <text:p/>
        </draw:polygon>
        <draw:polygon draw:style-name="gr4" draw:text-style-name="P4" draw:layer="layout" svg:width="0.011cm" svg:height="1.895cm" svg:x="16.012cm" svg:y="15.359cm" svg:viewBox="0 0 12 1896" draw:points="0,1889 5,1896 12,1889 12,4 5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3.599cm" svg:x="18.997cm" svg:y="4.296cm" svg:viewBox="0 0 11 3600" draw:points="0,3589 3,3596 11,3600 11,0 3,7 0,11">
          <text:p/>
        </draw:polygon>
        <draw:polygon draw:style-name="gr4" draw:text-style-name="P4" draw:layer="layout" svg:width="0.01cm" svg:height="2.798cm" svg:x="18.997cm" svg:y="7.884cm" svg:viewBox="0 0 11 2799" draw:points="0,2788 3,2795 11,2799 11,0 3,7 0,11">
          <text:p/>
        </draw:polygon>
        <draw:polygon draw:style-name="gr4" draw:text-style-name="P4" draw:layer="layout" svg:width="0.01cm" svg:height="2.752cm" svg:x="18.997cm" svg:y="10.671cm" svg:viewBox="0 0 11 2753" draw:points="0,2742 3,2749 11,2753 11,0 3,7 0,11">
          <text:p/>
        </draw:polygon>
        <draw:polygon draw:style-name="gr4" draw:text-style-name="P4" draw:layer="layout" svg:width="0.01cm" svg:height="1.951cm" svg:x="18.997cm" svg:y="13.412cm" svg:viewBox="0 0 11 1952" draw:points="0,1941 3,1948 11,1952 11,0 3,7 0,11">
          <text:p/>
        </draw:polygon>
        <draw:polygon draw:style-name="gr4" draw:text-style-name="P4" draw:layer="layout" svg:width="0.01cm" svg:height="1.905cm" svg:x="18.997cm" svg:y="15.352cm" svg:viewBox="0 0 11 1906" draw:points="0,1896 3,1903 11,1906 11,0 3,7 0,11">
          <text:p/>
        </draw:polygon>
        <draw:frame draw:style-name="gr5" draw:text-style-name="P6" draw:layer="layout" svg:width="1.788cm" svg:height="0.424cm" svg:x="17.138cm" svg:y="1.734cm">
          <draw:text-box>
            <text:p text:style-name="P5"><text:span text:style-name="T1">KW 21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516cm" svg:height="0.424cm" svg:x="2.66cm" svg:y="5.883cm">
          <draw:text-box>
            <text:p text:style-name="P5"><text:span text:style-name="T1">2016/05/23 – MONTAG</text:span></text:p>
          </draw:text-box>
        </draw:frame>
        <draw:frame draw:style-name="gr5" draw:text-style-name="P6" draw:layer="layout" svg:width="2.969cm" svg:height="0.424cm" svg:x="8.234cm" svg:y="4.824cm">
          <draw:text-box>
            <text:p text:style-name="P5"><text:span text:style-name="T2">AZUBIRUNDE: </text:span><text:span text:style-name="T3">Neue</text:span></text:p>
          </draw:text-box>
        </draw:frame>
        <draw:frame draw:style-name="gr5" draw:text-style-name="P6" draw:layer="layout" svg:width="4.053cm" svg:height="0.424cm" svg:x="7.705cm" svg:y="5.248cm">
          <draw:text-box>
            <text:p text:style-name="P5"><text:span text:style-name="T3">Aufgaben wurden verteilt.</text:span></text:p>
          </draw:text-box>
        </draw:frame>
        <draw:frame draw:style-name="gr5" draw:text-style-name="P6" draw:layer="layout" svg:width="3.905cm" svg:height="0.424cm" svg:x="7.775cm" svg:y="5.671cm">
          <draw:text-box>
            <text:p text:style-name="P5"><text:span text:style-name="T3">Über Auslandspraktikum</text:span></text:p>
          </draw:text-box>
        </draw:frame>
        <draw:frame draw:style-name="gr5" draw:text-style-name="P6" draw:layer="layout" svg:width="1.297cm" svg:height="0.424cm" svg:x="9.063cm" svg:y="6.094cm">
          <draw:text-box>
            <text:p text:style-name="P5"><text:span text:style-name="T3">geredet.</text:span></text:p>
          </draw:text-box>
        </draw:frame>
        <draw:frame draw:style-name="gr5" draw:text-style-name="P6" draw:layer="layout" svg:width="4.121cm" svg:height="0.424cm" svg:x="7.673cm" svg:y="6.518cm">
          <draw:text-box>
            <text:p text:style-name="P5"><text:span text:style-name="T3">Für anstehende Klausuren</text:span></text:p>
          </draw:text-box>
        </draw:frame>
        <draw:frame draw:style-name="gr5" draw:text-style-name="P6" draw:layer="layout" svg:width="1.213cm" svg:height="0.424cm" svg:x="9.105cm" svg:y="6.941cm">
          <draw:text-box>
            <text:p text:style-name="P5"><text:span text:style-name="T3">gelernt.</text:span></text:p>
          </draw:text-box>
        </draw:frame>
        <draw:frame draw:style-name="gr5" draw:text-style-name="P6" draw:layer="layout" svg:width="1.788cm" svg:height="0.424cm" svg:x="13.123cm" svg:y="5.883cm">
          <draw:text-box>
            <text:p text:style-name="P5"><text:span text:style-name="T3">0730 – 1620</text:span></text:p>
          </draw:text-box>
        </draw:frame>
        <draw:frame draw:style-name="gr5" draw:text-style-name="P6" draw:layer="layout" svg:width="0.352cm" svg:height="0.424cm" svg:x="17.399cm" svg:y="5.883cm">
          <draw:text-box>
            <text:p text:style-name="P5"><text:span text:style-name="T3">/</text:span></text:p>
          </draw:text-box>
        </draw:frame>
        <draw:frame draw:style-name="gr5" draw:text-style-name="P6" draw:layer="layout" svg:width="3.727cm" svg:height="0.424cm" svg:x="2.558cm" svg:y="9.072cm">
          <draw:text-box>
            <text:p text:style-name="P5"><text:span text:style-name="T1">2016/05/24 – DIENSTAG</text:span></text:p>
          </draw:text-box>
        </draw:frame>
        <draw:frame draw:style-name="gr5" draw:text-style-name="P6" draw:layer="layout" svg:width="3.719cm" svg:height="0.424cm" svg:x="7.553cm" svg:y="8.416cm">
          <draw:text-box>
            <text:p text:style-name="P5"><text:span text:style-name="T3">Weiterhin für Klausuren</text:span></text:p>
          </draw:text-box>
        </draw:frame>
        <draw:frame draw:style-name="gr5" draw:text-style-name="P6" draw:layer="layout" svg:width="1.213cm" svg:height="0.424cm" svg:x="8.788cm" svg:y="8.839cm">
          <draw:text-box>
            <text:p text:style-name="P5"><text:span text:style-name="T3">gelernt.</text:span></text:p>
          </draw:text-box>
        </draw:frame>
        <draw:frame draw:style-name="gr5" draw:text-style-name="P6" draw:layer="layout" svg:width="5.002cm" svg:height="0.424cm" svg:x="6.925cm" svg:y="9.262cm">
          <draw:text-box>
            <text:p text:style-name="P5"><text:span text:style-name="T3">Früher gegangen, aufgrund von</text:span></text:p>
          </draw:text-box>
        </draw:frame>
        <draw:frame draw:style-name="gr5" draw:text-style-name="P6" draw:layer="layout" svg:width="2.648cm" svg:height="0.424cm" svg:x="8.075cm" svg:y="9.686cm">
          <draw:text-box>
            <text:p text:style-name="P5"><text:span text:style-name="T3">Unwohlbefinden.</text:span></text:p>
          </draw:text-box>
        </draw:frame>
        <draw:frame draw:style-name="gr5" draw:text-style-name="P6" draw:layer="layout" svg:width="1.793cm" svg:height="0.424cm" svg:x="13.12cm" svg:y="9.072cm">
          <draw:text-box>
            <text:p text:style-name="P5"><text:span text:style-name="T3">0700 – 1100</text:span></text:p>
          </draw:text-box>
        </draw:frame>
        <draw:frame draw:style-name="gr5" draw:text-style-name="P6" draw:layer="layout" svg:width="0.633cm" svg:height="0.424cm" svg:x="17.18cm" svg:y="9.072cm">
          <draw:text-box>
            <text:p text:style-name="P5"><text:span text:style-name="T3">HZB</text:span></text:p>
          </draw:text-box>
        </draw:frame>
        <draw:frame draw:style-name="gr5" draw:text-style-name="P6" draw:layer="layout" svg:width="3.909cm" svg:height="0.424cm" svg:x="2.466cm" svg:y="11.834cm">
          <draw:text-box>
            <text:p text:style-name="P5"><text:span text:style-name="T1">2016/05/25 – MITTWOCH</text:span></text:p>
          </draw:text-box>
        </draw:frame>
        <draw:frame draw:style-name="gr5" draw:text-style-name="P6" draw:layer="layout" svg:width="5.023cm" svg:height="0.424cm" svg:x="6.918cm" svg:y="11.199cm">
          <draw:text-box>
            <text:p text:style-name="P5"><text:span text:style-name="T3">Weiterhin für Klausuren gelernt,</text:span></text:p>
          </draw:text-box>
        </draw:frame>
        <draw:frame draw:style-name="gr5" draw:text-style-name="P6" draw:layer="layout" svg:width="3.025cm" svg:height="0.424cm" svg:x="7.895cm" svg:y="11.622cm">
          <draw:text-box>
            <text:p text:style-name="P5"><text:span text:style-name="T3">vor allem CompTIA.</text:span></text:p>
          </draw:text-box>
        </draw:frame>
        <draw:frame draw:style-name="gr5" draw:text-style-name="P6" draw:layer="layout" svg:width="3.926cm" svg:height="0.424cm" svg:x="7.447cm" svg:y="12.046cm">
          <draw:text-box>
            <text:p text:style-name="P5"><text:span text:style-name="T3">Projektideen gesammelt,</text:span></text:p>
          </draw:text-box>
        </draw:frame>
        <draw:frame draw:style-name="gr5" draw:text-style-name="P6" draw:layer="layout" svg:width="4.532cm" svg:height="0.424cm" svg:x="7.154cm" svg:y="12.469cm">
          <draw:text-box>
            <text:p text:style-name="P5"><text:span text:style-name="T3">bezüglich Berichtsheftserver.</text:span></text:p>
          </draw:text-box>
        </draw:frame>
        <draw:frame draw:style-name="gr5" draw:text-style-name="P6" draw:layer="layout" svg:width="1.797cm" svg:height="0.424cm" svg:x="13.116cm" svg:y="11.834cm">
          <draw:text-box>
            <text:p text:style-name="P5"><text:span text:style-name="T3">0700 – 1700</text:span></text:p>
          </draw:text-box>
        </draw:frame>
        <draw:frame draw:style-name="gr5" draw:text-style-name="P6" draw:layer="layout" svg:width="0.633cm" svg:height="0.424cm" svg:x="17.18cm" svg:y="11.834cm">
          <draw:text-box>
            <text:p text:style-name="P5"><text:span text:style-name="T3">HZB</text:span></text:p>
          </draw:text-box>
        </draw:frame>
        <draw:frame draw:style-name="gr5" draw:text-style-name="P6" draw:layer="layout" svg:width="4.316cm" svg:height="0.424cm" svg:x="2.265cm" svg:y="14.176cm">
          <draw:text-box>
            <text:p text:style-name="P5"><text:span text:style-name="T1">2016/05/26 – DONNERSTAG</text:span></text:p>
          </draw:text-box>
        </draw:frame>
        <draw:frame draw:style-name="gr5" draw:text-style-name="P6" draw:layer="layout" svg:width="3.719cm" svg:height="0.424cm" svg:x="7.553cm" svg:y="13.944cm">
          <draw:text-box>
            <text:p text:style-name="P5"><text:span text:style-name="T3">Weiterhin für Klausuren</text:span></text:p>
          </draw:text-box>
        </draw:frame>
        <draw:frame draw:style-name="gr5" draw:text-style-name="P6" draw:layer="layout" svg:width="1.213cm" svg:height="0.424cm" svg:x="8.788cm" svg:y="14.367cm">
          <draw:text-box>
            <text:p text:style-name="P5"><text:span text:style-name="T3">gelernt.</text:span></text:p>
          </draw:text-box>
        </draw:frame>
        <draw:frame draw:style-name="gr5" draw:text-style-name="P6" draw:layer="layout" svg:width="1.797cm" svg:height="0.424cm" svg:x="13.116cm" svg:y="14.176cm">
          <draw:text-box>
            <text:p text:style-name="P5"><text:span text:style-name="T3">0700 – 1530</text:span></text:p>
          </draw:text-box>
        </draw:frame>
        <draw:frame draw:style-name="gr5" draw:text-style-name="P6" draw:layer="layout" svg:width="0.633cm" svg:height="0.424cm" svg:x="17.18cm" svg:y="14.176cm">
          <draw:text-box>
            <text:p text:style-name="P5"><text:span text:style-name="T3">HZB</text:span></text:p>
          </draw:text-box>
        </draw:frame>
        <draw:frame draw:style-name="gr5" draw:text-style-name="P6" draw:layer="layout" svg:width="3.418cm" svg:height="0.424cm" svg:x="2.713cm" svg:y="16.092cm">
          <draw:text-box>
            <text:p text:style-name="P5"><text:span text:style-name="T1">2016/05/27 – FREITAG</text:span></text:p>
          </draw:text-box>
        </draw:frame>
        <draw:frame draw:style-name="gr5" draw:text-style-name="P6" draw:layer="layout" svg:width="3.719cm" svg:height="0.424cm" svg:x="7.518cm" svg:y="15.88cm">
          <draw:text-box>
            <text:p text:style-name="P5"><text:span text:style-name="T3">Weiterhin für Klausuren</text:span></text:p>
          </draw:text-box>
        </draw:frame>
        <draw:frame draw:style-name="gr5" draw:text-style-name="P6" draw:layer="layout" svg:width="1.213cm" svg:height="0.424cm" svg:x="8.777cm" svg:y="16.304cm">
          <draw:text-box>
            <text:p text:style-name="P5"><text:span text:style-name="T3">gelernt.</text:span></text:p>
          </draw:text-box>
        </draw:frame>
        <draw:frame draw:style-name="gr5" draw:text-style-name="P6" draw:layer="layout" svg:width="1.818cm" svg:height="0.424cm" svg:x="13.109cm" svg:y="16.092cm">
          <draw:text-box>
            <text:p text:style-name="P5"><text:span text:style-name="T3">0700 – 1500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0.633cm" svg:height="0.424cm" svg:x="17.18cm" svg:y="16.092cm">
          <draw:text-box>
            <text:p text:style-name="P5"><text:span text:style-name="T3">HZB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3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3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3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04"/>
    <meta:generator>LibreOffice/5.2.3.3$Linux_X86_64 LibreOffice_project/20m0$Build-3</meta:generator>
  </office:meta>
</office:document-meta>
</file>